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8" style:family="graphic" style:parent-style-name="standard">
      <style:graphic-properties svg:stroke-width="0cm" draw:fill="none" draw:textarea-horizontal-align="justify" draw:textarea-vertical-align="middle" draw:auto-grow-height="false" fo:min-height="0cm" fo:min-width="0cm" fo:padding-top="0.087cm" fo:padding-bottom="0.087cm" fo:padding-left="0.212cm" fo:padding-right="0.212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4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.093cm" svg:height="0.433cm" draw:transform="rotate (-1.57079632679579) translate (1.36855960264889cm 3.21999999999961cm)" svg:viewBox="0 0 1094 434" svg:d="m0-2307c0-104 0-234 0-348s273-106 273 0c0-106 274-106 274 0 0-106 273-106 273 0 0-106 274-106 274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1.46cm" svg:y1="3.22cm" svg:x2="1.46cm" svg:y2="4.314cm">
              <text:p/>
            </draw:line>
          </draw:g>
          <draw:g>
            <draw:path draw:style-name="gr1" draw:text-style-name="P1" draw:layer="layout" svg:width="1.093cm" svg:height="0.433cm" draw:transform="rotate (1.5707963267946) translate (1.64644039735143cm 4.3170000000014cm)" svg:viewBox="0 0 1094 434" svg:d="m0 3723c0-104 0-234 0-348s273-106 273 0c0-106 274-106 274 0 0-106 273-106 273 0 0-106 274-106 274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1.555cm" svg:y1="4.317cm" svg:x2="1.555cm" svg:y2="3.223cm">
              <text:p/>
            </draw:line>
          </draw:g>
        </draw:g>
        <draw:g>
          <draw:path draw:style-name="gr1" draw:text-style-name="P1" draw:layer="layout" svg:width="1.104cm" svg:height="0.433cm" draw:transform="rotate (-1.57079632679579) translate (4.96255960264889cm 3.21999999999961cm)" svg:viewBox="0 0 1105 434" svg:d="m0-9495c0-104 0-234 0-348s276-106 276 0c0-106 276-106 276 0 0-106 276-106 276 0 0-106 277-106 277 0 0 0 0 391 0 348">
            <draw:glue-point draw:id="4" svg:x="-4.987cm" svg:y="-5cm"/>
            <draw:glue-point draw:id="5" svg:x="-4.987cm" svg:y="5cm"/>
            <draw:glue-point draw:id="6" svg:x="-4.923cm" svg:y="-5cm"/>
            <draw:glue-point draw:id="7" svg:x="-4.923cm" svg:y="5cm"/>
            <text:p/>
          </draw:path>
          <draw:line draw:style-name="gr2" draw:text-style-name="P1" draw:layer="layout" svg:x1="5.054cm" svg:y1="3.22cm" svg:x2="5.054cm" svg:y2="4.325cm">
            <text:p/>
          </draw:line>
        </draw:g>
        <draw:g>
          <draw:path draw:style-name="gr1" draw:text-style-name="P1" draw:layer="layout" svg:width="1.107cm" svg:height="0.433cm" draw:transform="rotate (1.5707963267946) translate (5.24044039735143cm 4.3280000000014cm)" svg:viewBox="0 0 1108 434" svg:d="m0 10911c0-104 0-234 0-348s277-106 277 0c0-106 276-106 276 0 0-106 277-106 277 0 0-106 278-106 278 0 0 0 0 391 0 348">
            <draw:glue-point draw:id="4" svg:x="4.976cm" svg:y="5cm"/>
            <draw:glue-point draw:id="5" svg:x="4.976cm" svg:y="-5cm"/>
            <draw:glue-point draw:id="6" svg:x="4.907cm" svg:y="5cm"/>
            <draw:glue-point draw:id="7" svg:x="4.907cm" svg:y="-5cm"/>
            <text:p/>
          </draw:path>
          <draw:line draw:style-name="gr2" draw:text-style-name="P1" draw:layer="layout" svg:x1="5.149cm" svg:y1="4.328cm" svg:x2="5.149cm" svg:y2="3.22cm">
            <text:p/>
          </draw:line>
        </draw:g>
        <draw:line draw:style-name="gr3" draw:text-style-name="P2" draw:layer="layout" svg:x1="2.08cm" svg:y1="4.317cm" svg:x2="4.539cm" svg:y2="4.317cm">
          <text:p/>
        </draw:line>
        <draw:g draw:name="Résistance">
          <draw:rect draw:style-name="gr1" draw:text-style-name="P1" draw:layer="layout" svg:width="0.509cm" svg:height="0.198cm" svg:x="2.46cm" svg:y="3.124cm">
            <text:p/>
          </draw:rect>
          <draw:line draw:style-name="gr2" draw:text-style-name="P1" draw:layer="layout" svg:x1="2.46cm" svg:y1="3.223cm" svg:x2="2.333cm" svg:y2="3.223cm">
            <draw:glue-point draw:id="4" svg:x="-5cm" svg:y="0cm"/>
            <text:p/>
          </draw:line>
          <draw:line draw:style-name="gr2" draw:text-style-name="P1" draw:layer="layout" svg:x1="2.969cm" svg:y1="3.223cm" svg:x2="3.096cm" svg:y2="3.223cm">
            <draw:glue-point draw:id="4" svg:x="5cm" svg:y="0cm"/>
            <text:p/>
          </draw:line>
        </draw:g>
        <draw:g>
          <draw:glue-point draw:id="4" svg:x="-5cm" svg:y="5.75cm"/>
          <draw:glue-point draw:id="5" svg:x="5cm" svg:y="5cm"/>
          <draw:ellipse draw:style-name="gr4" draw:text-style-name="P3" draw:layer="layout" svg:width="0.324cm" svg:height="0.17cm" draw:transform="rotate (1.5707963267946) translate (3.717cm 3.392cm)" draw:kind="arc" draw:start-angle="270" draw:end-angle="90">
            <text:p/>
          </draw:ellipse>
          <draw:ellipse draw:style-name="gr5" draw:text-style-name="P3" draw:layer="layout" svg:width="0.324cm" svg:height="0.17cm" draw:transform="rotate (1.5707963267946) translate (3.899cm 3.392cm)" draw:kind="arc" draw:start-angle="270" draw:end-angle="90">
            <text:p/>
          </draw:ellipse>
          <draw:ellipse draw:style-name="gr6" draw:text-style-name="P3" draw:layer="layout" svg:width="0.324cm" svg:height="0.17cm" draw:transform="rotate (1.5707963267946) translate (3.54cm 3.392cm)" draw:kind="arc" draw:start-angle="270" draw:end-angle="90">
            <text:p/>
          </draw:ellipse>
          <draw:ellipse draw:style-name="gr7" draw:text-style-name="P3" draw:layer="layout" svg:width="0.324cm" svg:height="0.17cm" draw:transform="rotate (1.5707963267946) translate (3.36cm 3.392cm)" draw:kind="arc" draw:start-angle="270" draw:end-angle="90">
            <text:p/>
          </draw:ellipse>
        </draw:g>
        <draw:line draw:style-name="gr3" draw:text-style-name="P2" draw:layer="layout" svg:x1="2.06cm" svg:y1="3.22cm" svg:x2="2.355cm" svg:y2="3.22cm">
          <text:p/>
        </draw:line>
        <draw:line draw:style-name="gr3" draw:text-style-name="P2" draw:layer="layout" svg:x1="3.086cm" svg:y1="3.22cm" svg:x2="3.371cm" svg:y2="3.22cm">
          <text:p/>
        </draw:line>
        <draw:line draw:style-name="gr3" draw:text-style-name="P2" draw:layer="layout" svg:x1="4.072cm" svg:y1="3.22cm" svg:x2="4.539cm" svg:y2="3.22cm">
          <text:p/>
        </draw:line>
        <draw:custom-shape draw:style-name="gr8" draw:text-style-name="P2" draw:layer="layout" svg:width="0.67cm" svg:height="0.671cm" svg:x="6.297cm" svg:y="3.41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57cm" svg:y1="3.22cm" svg:x2="6.632cm" svg:y2="3.22cm">
          <text:p/>
        </draw:line>
        <draw:line draw:style-name="gr3" draw:text-style-name="P2" draw:layer="layout" svg:x1="5.657cm" svg:y1="4.328cm" svg:x2="6.642cm" svg:y2="4.328cm">
          <text:p/>
        </draw:line>
        <draw:line draw:style-name="gr3" draw:text-style-name="P2" draw:layer="layout" svg:x1="6.642cm" svg:y1="4.328cm" svg:x2="6.642cm" svg:y2="4.084cm">
          <text:p/>
        </draw:line>
        <draw:line draw:style-name="gr3" draw:text-style-name="P2" draw:layer="layout" svg:x1="6.632cm" svg:y1="3.413cm" svg:x2="6.632cm" svg:y2="3.22cm">
          <text:p/>
        </draw:line>
        <draw:frame draw:style-name="gr9" draw:layer="layout" svg:width="1.761cm" svg:height="0.444cm" svg:x="6.905cm" svg:y="3.4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99cm" svg:height="0.388cm" svg:x="1.969cm" svg:y="2.6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1.403cm" svg:height="0.388cm" svg:x="3.048cm" svg:y="2.6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517cm" svg:height="0.444cm" svg:x="2.978cm" svg:y="3.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 draw:name="Résistance">
          <draw:rect draw:style-name="gr1" draw:text-style-name="P1" draw:layer="layout" svg:width="0.509cm" svg:height="0.198cm" svg:x="2.561cm" svg:y="0.848cm">
            <text:p/>
          </draw:rect>
          <draw:line draw:style-name="gr2" draw:text-style-name="P1" draw:layer="layout" svg:x1="2.561cm" svg:y1="0.947cm" svg:x2="2.434cm" svg:y2="0.947cm">
            <draw:glue-point draw:id="4" svg:x="-5cm" svg:y="0cm"/>
            <text:p/>
          </draw:line>
          <draw:line draw:style-name="gr2" draw:text-style-name="P1" draw:layer="layout" svg:x1="3.07cm" svg:y1="0.947cm" svg:x2="3.197cm" svg:y2="0.947cm">
            <draw:glue-point draw:id="4" svg:x="5cm" svg:y="0cm"/>
            <text:p/>
          </draw:line>
        </draw:g>
        <draw:g>
          <draw:glue-point draw:id="4" svg:x="-5cm" svg:y="5.75cm"/>
          <draw:glue-point draw:id="5" svg:x="5cm" svg:y="5cm"/>
          <draw:ellipse draw:style-name="gr10" draw:text-style-name="P3" draw:layer="layout" svg:width="0.324cm" svg:height="0.17cm" draw:transform="rotate (1.5707963267946) translate (3.818cm 1.116cm)" draw:kind="arc" draw:start-angle="270" draw:end-angle="90">
            <text:p/>
          </draw:ellipse>
          <draw:ellipse draw:style-name="gr11" draw:text-style-name="P3" draw:layer="layout" svg:width="0.324cm" svg:height="0.17cm" draw:transform="rotate (1.5707963267946) translate (4cm 1.116cm)" draw:kind="arc" draw:start-angle="270" draw:end-angle="90">
            <text:p/>
          </draw:ellipse>
          <draw:ellipse draw:style-name="gr12" draw:text-style-name="P3" draw:layer="layout" svg:width="0.324cm" svg:height="0.17cm" draw:transform="rotate (1.5707963267946) translate (3.641cm 1.116cm)" draw:kind="arc" draw:start-angle="270" draw:end-angle="90">
            <text:p/>
          </draw:ellipse>
          <draw:ellipse draw:style-name="gr13" draw:text-style-name="P3" draw:layer="layout" svg:width="0.324cm" svg:height="0.17cm" draw:transform="rotate (1.5707963267946) translate (3.461cm 1.116cm)" draw:kind="arc" draw:start-angle="270" draw:end-angle="90">
            <text:p/>
          </draw:ellipse>
        </draw:g>
        <draw:line draw:style-name="gr3" draw:text-style-name="P2" draw:layer="layout" svg:x1="1.926cm" svg:y1="0.948cm" svg:x2="2.452cm" svg:y2="0.948cm">
          <text:p/>
        </draw:line>
        <draw:line draw:style-name="gr3" draw:text-style-name="P2" draw:layer="layout" svg:x1="3.187cm" svg:y1="0.944cm" svg:x2="3.472cm" svg:y2="0.944cm">
          <text:p/>
        </draw:line>
        <draw:custom-shape draw:style-name="gr8" draw:text-style-name="P2" draw:layer="layout" svg:width="0.67cm" svg:height="0.671cm" svg:x="4.826cm" svg:y="1.13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186cm" svg:y1="0.944cm" svg:x2="5.161cm" svg:y2="0.944cm">
          <text:p/>
        </draw:line>
        <draw:line draw:style-name="gr3" draw:text-style-name="P2" draw:layer="layout" svg:x1="1.93cm" svg:y1="2.052cm" svg:x2="5.171cm" svg:y2="2.052cm">
          <text:p/>
        </draw:line>
        <draw:line draw:style-name="gr3" draw:text-style-name="P2" draw:layer="layout" svg:x1="5.171cm" svg:y1="2.052cm" svg:x2="5.171cm" svg:y2="1.808cm">
          <text:p/>
        </draw:line>
        <draw:line draw:style-name="gr3" draw:text-style-name="P2" draw:layer="layout" svg:x1="5.161cm" svg:y1="1.137cm" svg:x2="5.161cm" svg:y2="0.944cm">
          <text:p/>
        </draw:line>
        <draw:frame draw:style-name="gr9" draw:layer="layout" svg:width="0.586cm" svg:height="0.529cm" svg:x="3.356cm" svg:y="0.9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4" draw:text-style-name="P2" draw:layer="layout" svg:width="0.447cm" svg:height="0.447cm" svg:x="1.707cm" svg:y="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0.705cm" svg:height="0.645cm" svg:x="1.571cm" svg:y="1.077cm">
          <draw:text-box>
            <text:p><text:span text:style-name="T1">+</text:span></text:p>
          </draw:text-box>
        </draw:frame>
        <draw:frame draw:style-name="gr15" draw:text-style-name="P4" draw:layer="layout" svg:width="0.621cm" svg:height="0.645cm" svg:x="1.615cm" svg:y="1.255cm">
          <draw:text-box>
            <text:p><text:span text:style-name="T1">-</text:span></text:p>
          </draw:text-box>
        </draw:frame>
        <draw:line draw:style-name="gr3" draw:text-style-name="P2" draw:layer="layout" svg:x1="1.93cm" svg:y1="1.259cm" svg:x2="1.93cm" svg:y2="0.944cm">
          <text:p/>
        </draw:line>
        <draw:line draw:style-name="gr3" draw:text-style-name="P2" draw:layer="layout" svg:x1="1.93cm" svg:y1="2.052cm" svg:x2="1.93cm" svg:y2="1.696cm">
          <text:p/>
        </draw:line>
        <draw:frame draw:style-name="gr9" draw:layer="layout" svg:width="0.2cm" svg:height="0.469cm" svg:x="1.288cm" svg:y="1.22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6" draw:text-style-name="P2" draw:layer="layout" svg:x1="2.469cm" svg:y1="1.239cm" svg:x2="3.088cm" svg:y2="1.239cm">
          <text:p/>
        </draw:line>
        <draw:frame draw:style-name="gr9" draw:layer="layout" svg:width="0.459cm" svg:height="0.488cm" svg:x="2.418cm" svg:y="1.3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6" draw:text-style-name="P2" draw:layer="layout" svg:x1="4.694cm" svg:y1="1.159cm" svg:x2="4.694cm" svg:y2="1.778cm">
          <text:p/>
        </draw:line>
        <draw:frame draw:style-name="gr9" draw:layer="layout" svg:width="0.547cm" svg:height="0.488cm" svg:x="4.094cm" svg:y="1.40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4" draw:text-style-name="P2" draw:layer="layout" svg:width="0.447cm" svg:height="0.447cm" svg:x="0.701cm" svg:y="3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924cm" svg:y1="3.535cm" svg:x2="0.924cm" svg:y2="3.22cm">
          <text:p/>
        </draw:line>
        <draw:line draw:style-name="gr3" draw:text-style-name="P2" draw:layer="layout" svg:x1="0.924cm" svg:y1="4.328cm" svg:x2="0.924cm" svg:y2="3.972cm">
          <text:p/>
        </draw:line>
        <draw:frame draw:style-name="gr9" draw:layer="layout" svg:width="0.2cm" svg:height="0.469cm" svg:x="0.282cm" svg:y="3.49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layer="layout" svg:width="0.417cm" svg:height="0.432cm" svg:x="0.264cm" svg:y="3.52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0.417cm" svg:height="0.432cm" svg:x="1.229cm" svg:y="1.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0.459cm" svg:height="0.488cm" svg:x="2.184cm" svg:y="3.56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0.99cm" svg:height="0.388cm" svg:x="2.159cm" svg:y="0.43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layer="layout" svg:width="1.403cm" svg:height="0.388cm" svg:x="3.301cm" svg:y="0.3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6" draw:text-style-name="P2" draw:layer="layout" svg:x1="2.043cm" svg:y1="3.423cm" svg:x2="2.662cm" svg:y2="3.423cm">
          <text:p/>
        </draw:line>
        <draw:frame draw:style-name="gr9" draw:layer="layout" svg:width="0.547cm" svg:height="0.488cm" svg:x="5.64cm" svg:y="3.3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6" draw:text-style-name="P2" draw:layer="layout" svg:x1="6.147cm" svg:y1="3.475cm" svg:x2="6.147cm" svg:y2="4.094cm">
          <text:p/>
        </draw:line>
        <draw:frame draw:style-name="gr9" draw:layer="layout" svg:width="0.902cm" svg:height="0.388cm" svg:x="1.079cm" svg:y="4.40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layer="layout" svg:width="0.902cm" svg:height="0.388cm" svg:x="4.635cm" svg:y="4.40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layer="layout" svg:width="0.554cm" svg:height="0.444cm" svg:x="0.985cm" svg:y="2.70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layer="layout" svg:width="0.554cm" svg:height="0.444cm" svg:x="4.846cm" svg:y="2.70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6" draw:text-style-name="P2" draw:layer="layout" svg:x1="1.768cm" svg:y1="1.188cm" svg:x2="1.768cm" svg:y2="0.812cm">
          <text:p/>
        </draw:line>
        <draw:frame draw:style-name="gr9" draw:layer="layout" svg:width="0.55cm" svg:height="0.488cm" svg:x="1.197cm" svg:y="0.60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layer="layout" svg:width="0.55cm" svg:height="0.488cm" svg:x="0.202cm" svg:y="2.86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16" draw:text-style-name="P2" draw:layer="layout" svg:x1="0.782cm" svg:y1="3.444cm" svg:x2="0.782cm" svg:y2="3.068cm">
          <text:p/>
        </draw:line>
        <draw:frame draw:style-name="gr9" draw:layer="layout" svg:width="1.999cm" svg:height="0.999cm" svg:x="2.199cm" svg:y="2.0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layer="layout" svg:width="1.761cm" svg:height="0.444cm" svg:x="5.496cm" svg:y="1.20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7" draw:text-style-name="P4" draw:layer="layout" svg:width="0.621cm" svg:height="0.645cm" svg:x="0.618cm" svg:y="3.525cm">
          <draw:text-box>
            <text:p><text:span text:style-name="T1">-</text:span></text:p>
          </draw:text-box>
        </draw:frame>
        <draw:frame draw:style-name="gr17" draw:text-style-name="P4" draw:layer="layout" svg:width="0.705cm" svg:height="0.645cm" svg:x="0.569cm" svg:y="3.347cm">
          <draw:text-box>
            <text:p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B</math:mi>
      </math:msub>
      <math:mo math:stretchy="false">=</math:mo>
      <math:mrow>
        <math:mn>2</math:mn>
        <math:mo math:stretchy="false">+</math:mo>
        <math:mi math:fontstyle="italic">j4</math:mi>
      </math:mrow>
    </math:mrow>
    <math:annotation math:encoding="StarMath 5.0">Z_B=2+j4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t</math:mi>
      </math:msub>
      <math:mo math:stretchy="false">ˆ</math:mo>
    </math:mover>
    <math:annotation math:encoding="StarMath 5.0">hat {I}_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t</math:mi>
      </math:msub>
      <math:mo math:stretchy="false">ˆ</math:mo>
    </math:mover>
    <math:annotation math:encoding="StarMath 5.0">hat {I}_t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B</math:mi>
      </math:msub>
      <math:mo math:stretchy="false">ˆ</math:mo>
    </math:mover>
    <math:annotation math:encoding="StarMath 5.0">hat {I}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/>
</file>

<file path=Object 14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n>0.1</math:mn>
      <math:mo math:stretchy="false">Ω</math:mo>
    </math:mrow>
    <math:annotation math:encoding="StarMath 5.0">0.1 %OMEGA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n>1</math:mn>
      <math:mi math:fontstyle="normal">:</math:mi>
      <math:mn>10</math:mn>
    </math:mrow>
    <math:annotation math:encoding="StarMath 5.0">1:1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n>10</math:mn>
      <math:mi math:fontstyle="normal">:</math:mi>
      <math:mn>1</math:mn>
    </math:mrow>
    <math:annotation math:encoding="StarMath 5.0">10: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T</math:mi>
      <math:mn>1</math:mn>
    </math:msub>
    <math:annotation math:encoding="StarMath 5.0">T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0.1</math:mn>
      <math:mo math:stretchy="false">Ω</math:mo>
    </math:mrow>
    <math:annotation math:encoding="StarMath 5.0">0.1 %OMEG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T</math:mi>
      <math:mn>2</math:mn>
    </math:msub>
    <math:annotation math:encoding="StarMath 5.0">T_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G</math:mi>
      </math:msub>
      <math:mo math:stretchy="false">ˆ</math:mo>
    </math:mover>
    <math:annotation math:encoding="StarMath 5.0">hat {I}_G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/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B</math:mi>
      </math:msub>
      <math:mo math:stretchy="false">=</math:mo>
      <math:mrow>
        <math:mn>2</math:mn>
        <math:mo math:stretchy="false">+</math:mo>
        <math:mi math:fontstyle="italic">j4</math:mi>
      </math:mrow>
    </math:mrow>
    <math:annotation math:encoding="StarMath 5.0">Z_B=2+j4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15</math:mn>
      <math:mo math:stretchy="false">Ω</math:mo>
    </math:mrow>
    <math:annotation math:encoding="StarMath 5.0">j 0.15 %OMEG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i>t</math:mi>
    </math:msub>
    <math:annotation math:encoding="StarMath 5.0">Z_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15</math:mn>
      <math:mo math:stretchy="false">Ω</math:mo>
    </math:mrow>
    <math:annotation math:encoding="StarMath 5.0">j 0.15 %OMEG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B</math:mi>
      </math:msub>
      <math:mo math:stretchy="false">ˆ</math:mo>
    </math:mover>
    <math:annotation math:encoding="StarMath 5.0">hat {I}_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Z</math:mi>
      <math:mi>t</math:mi>
    </math:msub>
    <math:annotation math:encoding="StarMath 5.0">Z_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